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cedc" officeooo:paragraph-rsid="000c33e1"/>
    </style:style>
    <style:style style:name="P2" style:family="paragraph" style:parent-style-name="Standard">
      <style:text-properties officeooo:rsid="001fa5cc" officeooo:paragraph-rsid="000c33e1"/>
    </style:style>
    <style:style style:name="P3" style:family="paragraph" style:parent-style-name="Standard">
      <style:text-properties officeooo:rsid="001fb796" officeooo:paragraph-rsid="000c33e1"/>
    </style:style>
    <style:style style:name="P4" style:family="paragraph" style:parent-style-name="Standard">
      <style:text-properties officeooo:rsid="0021016f" officeooo:paragraph-rsid="000c33e1"/>
    </style:style>
    <style:style style:name="P5" style:family="paragraph" style:parent-style-name="Standard">
      <style:text-properties fo:font-style="italic" style:text-underline-style="none" officeooo:rsid="0021016f" officeooo:paragraph-rsid="000c33e1" style:font-style-asian="italic" style:font-style-complex="italic"/>
    </style:style>
    <style:style style:name="P6" style:family="paragraph" style:parent-style-name="Standard">
      <style:text-properties fo:font-style="italic" officeooo:rsid="0021016f" officeooo:paragraph-rsid="000c33e1" style:font-style-asian="italic" style:font-style-complex="italic"/>
    </style:style>
    <style:style style:name="P7" style:family="paragraph" style:parent-style-name="Standard">
      <style:text-properties officeooo:rsid="0021090e" officeooo:paragraph-rsid="000c33e1"/>
    </style:style>
    <style:style style:name="P8" style:family="paragraph" style:parent-style-name="Heading_20_2">
      <style:paragraph-properties fo:text-align="center" style:justify-single-word="false"/>
      <style:text-properties officeooo:rsid="001fa5cc" officeooo:paragraph-rsid="000c33e1"/>
    </style:style>
    <style:style style:name="T1" style:family="text">
      <style:text-properties officeooo:rsid="011d4e30"/>
    </style:style>
    <style:style style:name="T2" style:family="text">
      <style:text-properties officeooo:rsid="014b99b8"/>
    </style:style>
    <style:style style:name="T3" style:family="text">
      <style:text-properties officeooo:rsid="014a4686"/>
    </style:style>
    <style:style style:name="T4" style:family="text">
      <style:text-properties officeooo:rsid="032ba58d"/>
    </style:style>
    <style:style style:name="T5" style:family="text">
      <style:text-properties officeooo:rsid="011bf271"/>
    </style:style>
    <style:style style:name="T6" style:family="text">
      <style:text-properties officeooo:rsid="001fb796"/>
    </style:style>
    <style:style style:name="T7" style:family="text">
      <style:text-properties officeooo:rsid="0021016f"/>
    </style:style>
    <style:style style:name="T8" style:family="text">
      <style:text-properties officeooo:rsid="032d479f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4a4686" style:font-style-asian="italic" style:font-style-complex="italic"/>
    </style:style>
    <style:style style:name="T12" style:family="text">
      <style:text-properties fo:font-style="italic" officeooo:rsid="0021090e" style:font-style-asian="italic" style:font-style-complex="italic"/>
    </style:style>
    <style:style style:name="T13" style:family="text">
      <style:text-properties officeooo:rsid="0021090e"/>
    </style:style>
    <style:style style:name="T14" style:family="text">
      <style:text-properties officeooo:rsid="0023694b"/>
    </style:style>
    <style:style style:name="T15" style:family="text">
      <style:text-properties officeooo:rsid="015fde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/>
      <text:p text:style-name="P2"/>
      <text:p text:style-name="P2">Потом он тоже начал приходить в клуб и стал вокалистом «Ориона». </text:p>
      <text:p text:style-name="P2">У него чистейшее русское произношение, потому что <text:span text:style-name="T3">он </text:span>вырос на севере.</text:p>
      <text:p text:style-name="P2">Его отца посадили за диссидентство, или что-то такое, а когда <text:span text:style-name="T3">его</text:span> выпустили на «химию», <text:span text:style-name="T3">на том же севере</text:span>, <text:span text:style-name="T3">то </text:span>мать взяла Роберта <text:span text:style-name="T3">с</text:span> брат<text:span text:style-name="T3">ом</text:span> и переехала <text:span text:style-name="T4">туда же</text:span>.</text:p>
      <text:p text:style-name="P2">Потом отец подал заявление на выезд из Союза. Года два волокитили, отец умер, а тут и разрешение дали.</text:p>
      <text:p text:style-name="P2">До выезда ещё оставалось время и Роберт поехал в Сочи отдохнуть. </text:p>
      <text:p text:style-name="P2">Там он познакомился с девушкой Валей из Тулы и влюбился. </text:p>
      <text:p text:style-name="P2">Они обменялись адресами и когда Роберт вернулся домой, то сказал, что никуда не поедет.</text:p>
      <text:p text:style-name="P2">А бумаги уже все оформлены на семью <text:span text:style-name="T4">в полном составе</text:span>, если он откажется, то и мать с братом не выпустят. </text:p>
      <text:p text:style-name="P2">Брат лез в драку, но Роберт стоял на своём. Потом мать начала плакать и он поехал с ними в Париж к родственникам, которые и присылали вызов.</text:p>
      <text:p text:style-name="P2"/>
      <text:p text:style-name="P2">Он работал там на стройке, языка не знал, друзей не имел и мечтал только про Валю из Тулы.</text:p>
      <text:p text:style-name="P2">Через год, с туристической группой <text:span text:style-name="T5">из Франции, </text:span>Роберт Закарян прие<text:span text:style-name="T5">хал</text:span> в Москву и в первый же вечер, отделившись от группы в гостинице, махнул в Тулу.</text:p>
      <text:p text:style-name="P2">Десять дней он жил там в доме родителей Вали, а потом её мать уговорила его сдаться властям.</text:p>
      <text:p text:style-name="P2">В тульском <text:s/>КГБ ему обрадовались, потому что <text:span text:style-name="T6">в Москве уже на ушах стояли из-за исчезнувшего туриста из Парижа.</text:span></text:p>
      <text:p text:style-name="P3">Его враз на самолёт и — во Францию.</text:p>
      <text:p text:style-name="P3">В Париже он обратился в советское посольство с просьбой пустить обратно к любимой.</text:p>
      <text:p text:style-name="P3">Потом каждую неделю приходил туда и работник посольства, с татуировкой «Толик» на руке, качал головой и говорил, что на заявление нет ответа.</text:p>
      <text:p text:style-name="P3">Только через год Толик сказал, что пришёл положительный ответ.</text:p>
      <text:p text:style-name="P3">Роберт приехал в Тулу, женился на Вале, у них родилась дочь и его забрали в стройбат.</text:p>
      <text:p text:style-name="P3">Он любил показывать чёрно-белую фотографию своей семьи: <text:span text:style-name="T4">слева </text:span>он сам — широколицый черноволосый, с серьёзным взглядом широко расставленных глаз под широкими чёрными бровями положительного семьянина; <text:span text:style-name="T4">справа </text:span>жена Валя — в белой кофточке и <text:span text:style-name="T5">с </text:span>круглым лицом в обрамлении светлых волос; <text:span text:style-name="T4">в центре </text:span>— дочь-младенчик в чепчике с мелкими кружевами.</text:p>
      <text:p text:style-name="P3">Так что в стройбате не одни только зэки с калеками, но и двойные эмигранты тоже попадаются.</text:p>
      <text:p text:style-name="P3"/>
      <text:p text:style-name="P3">К седьмому ноября ВИА «Орион» выступил со своим первым концертом в клубе части.</text:p>
      <text:p text:style-name="P3">На барабане с хэтом стучал Володя Карпешин, он же Карпеша; <text:s/>вокал — В. Рассолов и Р. Закарян; Саша Рудько им подпевал и играл на бас-гитаре; я молча играл на ритм-гитаре. </text:p>
      <text:p text:style-name="P3">В составе нашего вокально-инструментального ансамбля имелся также трубач Коля Комисаренко, он же Комиссар, <text:s/><text:span text:style-name="T7">невысокий чернявый парень из Днепра жизнерадостно еврейской наружности.</text:span></text:p>
      <text:p text:style-name="P4">Играл он старательно, но лажал не меньше, чем я в своём пении. </text:p>
      <text:p text:style-name="P4">Рудько страдал, но терпел, должно быть вид трубача на сцене ущекотывал его ностальгию по филармонии, а чтоб поменьше резало слух, <text:span text:style-name="T8">он урезал </text:span>партию трубы<text:span text:style-name="T8"> и </text:span>делал <text:span text:style-name="T8">её</text:span> всё короче и короче.</text:p>
      <text:p text:style-name="P4">Для концерта мы переоделись в парадки (трое <text:span text:style-name="T3">из нас </text:span>в чужие, потому что парадку выдают <text:span text:style-name="T3">когда отслужишь один год</text:span>).</text:p>
      <text:p text:style-name="P4"><text:span text:style-name="T3">Концерт начался исполнением </text:span><text:s/>«Полюшко-Поле» (типа, как патриотическая). </text:p>
      <text:p text:style-name="P4">Рудько мечтал сделать её с раскладкой на голоса как у «Песняров», но при ограниченности <text:soft-page-break/>голосового диапазона вокалистов и с заездами Комиссаровой трубы не в ту степь (на что он и сам оторопело таращился, но — дул), эту филармонию чуть не освистали.</text:p>
      <text:p text:style-name="P4">Зато Роберту похлопали за его номер (типа, как лирическая). <text:s/></text:p>
      <text:p text:style-name="P4">Он исполнил переделку французской песни, под музыку к которой в телепрограмме новостей «Время» на Центральном Телевидении годами рассказывали про прогноз погоды на завтра.</text:p>
      <text:p text:style-name="P5"><text:tab/><text:tab/><text:tab/>Я тебя могу простить,</text:p>
      <text:p text:style-name="P4"><text:span text:style-name="T9"><text:tab/><text:tab/><text:tab/>Как птицу в небо отпустить..</text:span>.</text:p>
      <text:p text:style-name="P4"/>
      <text:p text:style-name="P4">Военнослужащие кавказских национальностей (в основном из отдельной роты) с горячим воодушевлением приняли песню «Эмина» в исполнении В. Рассолова (типа, как восточно-комическая).</text:p>
      <text:p text:style-name="P6"><text:tab/><text:tab/><text:tab/>Под чадрой твоей подружки</text:p>
      <text:p text:style-name="P6"><text:tab/><text:tab/><text:tab/>Не подружка, а твой дед.</text:p>
      <text:p text:style-name="P4"><text:span text:style-name="T10"><text:tab/><text:tab/><text:tab/>Э, Эмина!.</text:span>.</text:p>
      <text:p text:style-name="P4"/>
      <text:p text:style-name="P4"><text:span text:style-name="T13">А песня «Дожди», из репертуара Фофика (ДК КЭМЗ, г. Конотоп), удостоилась единодушной овации (типа, как хит сезона).</text:span><text:tab/></text:p>
      <text:p text:style-name="P7">Однако, в устной рецензии замполита части, высказанной в узком кругу после концерта, заключительная песня получила самую низкую оценку.</text:p>
      <text:p text:style-name="P4">- <text:span text:style-name="T13">Рудько! Эти твои «Дожди» уже всем настопиздили...</text:span></text:p>
      <text:p text:style-name="P7">Он состроил слащаво-гнусавый голос, подразумевая эстрадных звёзд:</text:p>
      <text:p text:style-name="P7">- <text:s/><text:span text:style-name="T10">Дожди... ты меня жди... <text:s/>да, не буду я ждать... и пошёл ты н</text:span><text:span text:style-name="T11">á</text:span><text:span text:style-name="T10"> хуй.</text:span>..</text:p>
      <text:p text:style-name="P7">Мы невольно засмеялись.</text:p>
      <text:p text:style-name="P4"><text:span text:style-name="T13">Эту, конкретно, песню он слышал в первый раз, но в точности ухватил суть лирики музыкальной массовой продукции данного пошиба.</text:span><text:tab/></text:p>
      <text:p text:style-name="P4"><text:tab/><text:tab/><text:tab/><text:span text:style-name="T12">Я сквозь дожди пройду,</text:span></text:p>
      <text:p text:style-name="P4"><text:span text:style-name="T10"><text:tab/><text:tab/><text:tab/></text:span><text:span text:style-name="T12">Ведь я тебя люблю-у-у-у!</text:span><text:span text:style-name="T13">..</text:span></text:p>
      <text:p text:style-name="P7"/>
      <text:p text:style-name="P7">А в бригаде у нас опять поменялся командир отделения.</text:p>
      <text:p text:style-name="P7">Простомолóтова вернули в его бригаду, но без разжалования из ефрейторов, потому что ни на чём он пойман не был, а просто зашёл в контры с прапором, командиром взвода.</text:p>
      <text:p text:style-name="P7">Скорее всего, в какой-то момент не скрыл от прапорщика своё интеллектуальное превосходство; «заблатовал», как говорят в стройбате.</text:p>
      <text:p text:style-name="P7">На его место пришёл азербайджанец Алик Алиев в фазанисто <text:span text:style-name="T1">ушитом</text:span> хэбэ.</text:p>
      <text:p text:style-name="P1">Стройный парень высокого роста с красивым круглым лицом, в котором чистая тонкая кожа обтягивала высокие скулы и развитую челюсть.</text:p>
      <text:p text:style-name="P1">Через неделю ему дали звание ефрейтора, он построил наше отделение, хлопнул ладонью о кулак и радостно объявил:</text:p>
      <text:p text:style-name="P1">- Юбать буду!</text:p>
      <text:p text:style-name="P1"/>
      <text:p text:style-name="P1">Но он несколько поторопился в своих <text:span text:style-name="T8">прогнозах и </text:span>радостных предвкушениях.</text:p>
      <text:p text:style-name="P1"><text:span text:style-name="T14">В нашем отделении нашлись</text:span>, не менее рослые, <text:span text:style-name="T14">но более сдержанные в эмоциях рядовые, которые спокойно</text:span> поделились с Алик<text:span text:style-name="T14">ом</text:span> своими понятиями — и он <text:span text:style-name="T14">их</text:span> тоже понял <text:span text:style-name="T14">и принял </text:span>— что, если люди, попавшие в стройбат после зоны, не блатуют, то и ему, оказавшемуся здесь по причине недостаточно свободного владения русским языком, правильнее будет проявлять сдержанность.</text:p>
      <text:p text:style-name="P1">Ну, а ко мне у него с самого начала не было никаких претензий. <text:s/></text:p>
      <text:p text:style-name="P1"><text:span text:style-name="T15">Ещё б</text:span>удучи рядовым, он оказался невольным свидетелем <text:span text:style-name="T14">случая</text:span>, когда в бытовке роты Простомолóтову, тогда ещё командиру нашего отделения, двое старослужащих из «Ориона» втолковывали постулат о неприкосновенности музыкантов.</text:p>
      <text:p text:style-name="P1"/>
      <text:p text:style-name="P1">Так что на работе теперь мы просто делали своё дело — копали, таскали, клали, подымали, а <text:soft-page-break/>после работы отдыхали в пределах очерченных стройбатовским бытом.</text:p>
      <text:p text:style-name="P1">Конечно, нам не позволялось до отбоя лечь в кубрике на заправленную койку — это привилегия «дедов», но оставались ещё табуреты в проходе и бытовке; <text:span text:style-name="T1">можно сесть и посидеть</text:span>.</text:p>
      <text:p text:style-name="P1">А <text:span text:style-name="T2">выходить</text:span> в беседк<text:span text:style-name="T2">у</text:span> перед тамбуром стало уже слишком холодно.</text:p>
      <text:p text:style-name="P1">Потом началась зима.</text:p>
      <text:p text:style-name="P1">Нам выдали шапки и бушлаты. На ГАЗонах и УАЗах, которыми нас возили на работу, натянули брезентовый верх над кузовами, а в них появились лавки-доски от борта к борту, чтоб<text:span text:style-name="T1">ы</text:span> <text:s/><text:span text:style-name="T2">ездить </text:span>сид<text:span text:style-name="T2">я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2:52:17.269073889</meta:creation-date>
    <dc:date>2017-03-02T12:52:23.199923741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1" meta:word-count="997" meta:character-count="6387" meta:non-whitespace-character-count="5400"/>
    <meta:generator>LibreOffice/4.3.3.2$Linux_x86 LibreOffice_project/430m0$Build-2</meta:generator>
  </office:meta>
</office:document-meta>
</file>